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ktbeschreibung</text:p>
      <text:p text:style-name="Standard"/>
      <text:p text:style-name="P1">Projektziel:</text:p>
      <text:p text:style-name="Standard"/>
      <text:p text:style-name="Standard">Teamrace</text:p>
      <text:list xml:id="list9480080661" text:style-name="L1">
        <text:list-item>
          <text:p text:style-name="P3">Besteht aus unterschiedlichsten Competitions, die über einen längeren Zeitraum laufen</text:p>
        </text:list-item>
        <text:list-item>
          <text:p text:style-name="P3">Teams bleiben für diesen Zeitraum gleich</text:p>
        </text:list-item>
        <text:list-item>
          <text:p text:style-name="P3">Es gibt Challenges, die nicht direkt über die Software laufen, Ergebnisse dieser können über die schnittstelle zu einem Webserver eingetragen werden. (z.B. sportliche Competitions)</text:p>
        </text:list-item>
        <text:list-item>
          <text:p text:style-name="P3">Direkt über die Software laufende Challenges:</text:p>
          <text:list>
            <text:list-item>
              <text:p text:style-name="P3"><text:span text:style-name="T1">Buzzern</text:span> (Vorherige Eingabe von Fragen (+ Antwortkategorien), manuelle/ automatische Lösungsrichtigkeit Ermittlung</text:p>
            </text:list-item>
            <text:list-item>
              <text:p text:style-name="P3"><text:span text:style-name="T1">Style</text:span> (Teamname, Teamlogo, TeamAudioLogo, Farbe), Jede Gruppe vergibt 1. - x. Platz für andere Gruppen (Fremdwertungsmodus)</text:p>
            </text:list-item>
            <text:list-item>
              <text:p text:style-name="P3"><text:span text:style-name="T1">Teampräsentation</text:span>, Referat zu bestimmten Unterrichtsthema, Fremdwertungsmodus</text:p>
            </text:list-item>
            <text:list-item>
              <text:p text:style-name="P3">Vokabeltests / Faktentests (Vorherige Dateneingabe)</text:p>
            </text:list-item>
          </text:list>
        </text:list-item>
      </text:list>
      <text:p text:style-name="Standard"/>
      <text:p text:style-name="Standard">Eingabe:</text:p>
      <text:list xml:id="list1959544947" text:style-name="L2">
        <text:list-item>
          <text:p text:style-name="P4">Zahlen (Lösungen) - Schüler</text:p>
        </text:list-item>
        <text:list-item>
          <text:p text:style-name="P4">Zahlen (Auswahlmöglichkeiten) - Schüler</text:p>
        </text:list-item>
        <text:list-item>
          <text:p text:style-name="P4">Strings (Lösungen) - Schüler</text:p>
        </text:list-item>
        <text:list-item>
          <text:p text:style-name="P4">Nutzer-/ Teamprofil erstellen (über Web-schnittstelle) - Schüler</text:p>
        </text:list-item>
        <text:list-item>
          <text:p text:style-name="P4">Teamergebnisse extern (Web-schnittstelle) - Lehrer</text:p>
        </text:list-item>
        <text:list-item>
          <text:p text:style-name="P4">Inhalte von Challenges (Web-schnittstelle) - Lehrer</text:p>
        </text:list-item>
        <text:list-item>
          <text:p text:style-name="P4">Lösungsrichtigkeit – Lehrer</text:p>
        </text:list-item>
      </text:list>
      <text:p text:style-name="Standard"/>
      <text:p text:style-name="Standard">Eingabegeräte:</text:p>
      <text:list xml:id="list2178258061" text:style-name="L3">
        <text:list-item>
          <text:p text:style-name="P5">Tablets</text:p>
        </text:list-item>
        <text:list-item>
          <text:p text:style-name="P5">Handys</text:p>
        </text:list-item>
        <text:list-item>
          <text:p text:style-name="P5">Eigene entwickelte Geräte (Problem: Aufwand)</text:p>
        </text:list-item>
      </text:list>
      <text:p text:style-name="Standard"/>
      <text:p text:style-name="Standard">Verarbeitung:</text:p>
      <text:list xml:id="list881585434" text:style-name="L4">
        <text:list-item>
          <text:p text:style-name="P6">Speicherung der Daten in (my)SQL Datenbank</text:p>
        </text:list-item>
        <text:list-item>
          <text:p text:style-name="P6">Interne Challenges mit Java-Programm (Portabilität)</text:p>
        </text:list-item>
      </text:list>
      <text:p text:style-name="Standard"/>
      <text:p text:style-name="Standard">Ausgabe:</text:p>
      <text:list xml:id="list1569777241" text:style-name="L5">
        <text:list-item>
          <text:p text:style-name="P7">Über Beamer, direkt am Lehrer-PC</text:p>
        </text:list-item>
        <text:list-item>
          <text:p text:style-name="P7">Über Web-Schnittstelle</text:p>
        </text:list-item>
      </text:list>
      <text:p text:style-name="Standard"/>
      <text:p text:style-name="Standard"/>
      <text:p text:style-name="Standard">Sonstige Überlegungen:</text:p>
      <text:list xml:id="list787855023" text:style-name="L6">
        <text:list-item>
          <text:p text:style-name="P8">Problem von intra-Gruppen Anfeindungen (Du checkst es nicht, versaus uns nicht, ..)</text:p>
          <text:list>
            <text:list-item>
              <text:p text:style-name="P8">Überwinden mittels Teamgeist-Punkten?</text:p>
            </text:list-item>
          </text:list>
        </text:list-item>
        <text:list-item>
          <text:p text:style-name="P8">Problem von inter-Gruppen Anfeindung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ala </meta:initial-creator>
    <meta:creation-date>2013-07-31T10:21:19</meta:creation-date>
    <dc:date>2013-08-07T13:59:02</dc:date>
    <dc:creator>Koala </dc:creator>
    <meta:editing-duration>PT1H54M25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33" meta:word-count="195" meta:character-count="1490" meta:non-whitespace-character-count="1353"/>
  </office:meta>
</office:document-meta>
</file>